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style:font-face style:name="rem" svg:font-family="rem, 'Google Sans Text', 'Google Sans', sans-serif"/>
  </office:font-face-decls>
  <office:automatic-styles>
    <style:style style:name="P1" style:family="paragraph" style:parent-style-name="Standard">
      <style:paragraph-properties fo:margin-left="0cm" fo:margin-right="0cm" fo:line-height="150%" fo:text-indent="0cm" style:auto-text-indent="false"/>
      <style:text-properties fo:font-variant="normal" fo:text-transform="none" fo:letter-spacing="normal"/>
    </style:style>
    <style:style style:name="P2" style:family="paragraph" style:parent-style-name="Standard">
      <style:paragraph-properties fo:margin-left="0cm" fo:margin-right="0cm" fo:line-height="150%" fo:text-indent="0cm" style:auto-text-indent="false"/>
      <style:text-properties fo:font-variant="normal" fo:text-transform="none" fo:letter-spacing="normal" style:font-name-complex="rem" style:font-size-complex="10.5pt" style:font-style-complex="normal" style:font-weight-complex="normal"/>
    </style:style>
    <style:style style:name="T1" style:family="text">
      <style:text-properties style:font-name-complex="rem" style:font-size-complex="10.5pt" style:font-style-complex="normal" style:font-weight-complex="normal"/>
    </style:style>
    <style:style style:name="T2" style:family="text">
      <style:text-properties style:font-name="rem" fo:font-size="10.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סליחה</text:span><text:span text:style-name="T2">, </text:span><text:span text:style-name="T1">זה לא מה שהזמנתי</text:span><text:span text:style-name="T2">.</text:span></text:p>
      <text:p text:style-name="P1"><text:span text:style-name="T1">שלום</text:span><text:span text:style-name="T2">, </text:span><text:span text:style-name="T1">אנחנו בעוד פרק בפודקאסט</text:span><text:span text:style-name="T2">. </text:span><text:span text:style-name="T1">סליחה</text:span><text:span text:style-name="T2">, </text:span><text:span text:style-name="T1">זה לא מה שהזמנתי</text:span><text:span text:style-name="T2">. </text:span><text:span text:style-name="T1">אנחנו עם תל בשן</text:span><text:span text:style-name="T2">. </text:span><text:span text:style-name="T1">טלו מייסד בית ספר למנהיגות הודעתית ומפתח שיטת אימפקט</text:span><text:span text:style-name="T2">. </text:span><text:span text:style-name="T1">ותכף נראה על מה הפרק היום</text:span><text:span text:style-name="T2">.</text:span></text:p>
      <text:p text:style-name="P1"><text:span text:style-name="T1">היום קראנו לפרק משחקי שליטה</text:span><text:span text:style-name="T2">.</text:span></text:p>
      <text:p text:style-name="P2">פעם שהפרק הקודם היה כאב עכשיו משחקי שליטה</text:p>
      <text:p text:style-name="P2">אנחנו מתקדמים</text:p>
      <text:p text:style-name="P2">לגמרי</text:p>
      <text:p text:style-name="P1"><text:span text:style-name="T1">במדרום חלק לעבר חוסר לפרינג</text:span><text:span text:style-name="T2">' </text:span><text:span text:style-name="T1">של הפודקאסטים אלבר חוסר לגיטימי</text:span></text:p>
      <text:p text:style-name="P2">אז מה אז מה בענייני יחסי שליטה</text:p>
      <text:p text:style-name="P2">אה אני חושב ש ארבעה נושאים מרכזיים שאנשים מגיעים בדרך כלל לעבוד עליהם א מן הסתם בריאות שזה משהו שהבית ספר פחות מתעסק איתו באופן ישיר אבל כמובן שבריאות מושפעת מסטרס אנחנו מתעסקים בינ בבריאות הנ זה זה גם חלק מ</text:p>
      <text:p text:style-name="P1"><text:span text:style-name="T1">נכון לא מומחים בזות בוא נגיד ככה חלק השני זה פרנסה בוודאי פרנסה וקריירה ומימוש בוודאי קשורים בפנימיות האדם ובורדה של חסמים וחיבור לתשוקות ורצונות והתמודדתים אחד ושתי זירות עיקריות של מערכות יחסים א זוגיות זאת אומרת והורות אני חושב שהיום אני רוצה א להתייחס להציג איזשהו רעיון בעיניי טיפה מורכב להסבר א בלי רוח וציורים</text:span><text:span text:style-name="T2">, </text:span><text:span text:style-name="T1">אבל אנחנו ננסה ובעצם לצייר סרגל מסוים שניתן למצוא כל מערכת יחסים בתוך הסרגל הזה</text:span><text:span text:style-name="T2">, </text:span><text:span text:style-name="T1">להפיין אותה ולעבוד עם הסרגל הזה על מערכת היחסים</text:span><text:span text:style-name="T2">, </text:span><text:span text:style-name="T1">להבין אותה וגם לשנות אותה</text:span><text:span text:style-name="T2">.</text:span></text:p>
      <text:p text:style-name="P1"><text:span text:style-name="T1">אז בעצם מארבעת העולמות אתה מדבר כרגע על עולם הזוגיות</text:span><text:span text:style-name="T2">.</text:span></text:p>
      <text:p text:style-name="P1"><text:span text:style-name="T1">אני אדבר על זוגיות או נדבר על זוגיות</text:span><text:span text:style-name="T2">. </text:span><text:span text:style-name="T1">אני חושב שזה גם רלוונטי להורות</text:span><text:span text:style-name="T2">, </text:span><text:span text:style-name="T1">אבל נראה לי שנפתח שתי חזיתות</text:span><text:span text:style-name="T2">. </text:span><text:span text:style-name="T1">זה יהיה טומ שגם ככה אנחנו לא בטוחים שנדע ללוס את הסטיק הזה</text:span><text:span text:style-name="T2">. </text:span><text:span text:style-name="T1">עד הסוף בכלל</text:span><text:span text:style-name="T2">, </text:span><text:span text:style-name="T1">כל פעם שאנחנו מתחילים פרק כזה</text:span><text:span text:style-name="T2">, </text:span><text:span text:style-name="T1">פודקאסט כזה ומנסים להכניס נושא בעלי מימדים רבים למימד רדיופוני כזה א בסדר גו של חצי שעה</text:span><text:span text:style-name="T2">, </text:span><text:span text:style-name="T1">אני תמיד מוצא בזה אתגר ותמיד מקננים בי ספקות אם זה נכון</text:span><text:span text:style-name="T2">, </text:span><text:span text:style-name="T1">לא נכון</text:span><text:span text:style-name="T2">. </text:span><text:span text:style-name="T1">כאילו יש איזה הסתייגות מקורית שלי כל פעם שמתחילים ללמד את הדברים האלה</text:span><text:span text:style-name="T2">. </text:span><text:span text:style-name="T1">כמה זה יכול להתפתח</text:span><text:span text:style-name="T2">, </text:span><text:span text:style-name="T1">כמה אנשים יכולים להבין את זה</text:span><text:span text:style-name="T2">. </text:span><text:span text:style-name="T1">אני מתנחם קצת בעובדה שאנשים מספרים שמקשים לפודקאסטים כמה פעמים ואפילו עוצרים ורושמים שזה משהו שלא ממש העליתי על דעתי שיקרה</text:span><text:span text:style-name="T2">. </text:span><text:span text:style-name="T1">זה משמח אותי</text:span><text:span text:style-name="T2">. </text:span><text:span text:style-name="T1">זה גם מרגיע אותי ש שאנשים לוקחים את הזמן ומפלכים את המילים ואת ההוונות</text:span><text:span text:style-name="T2">. </text:span><text:span text:style-name="T1">אז גם היום זה יום כזה</text:span><text:span text:style-name="T2">.</text:span></text:p>
      <text:p text:style-name="P1"><text:span text:style-name="T1">תישאר עם המתח הזה אבל זה טוב</text:span><text:span text:style-name="T2">. </text:span><text:span text:style-name="T1">זה משאיר אותנו באזירת</text:span><text:span text:style-name="T2">.</text:span></text:p>
      <text:p text:style-name="P1"><text:span text:style-name="T1">אז אפרופו מתחפרופו מתח קודם כל את הרעיון הזה שתלה במוחי א אישה מאוד יקרה מורה מטפלת משכמה ומעלה בשם דליה איראן לפני הרבה הרבה מאוד שנים אולי אפילו </text:span><text:span text:style-name="T2">20. </text:span><text:span text:style-name="T1">ואני לא חושב שהבנתי את הרעיון הזה לאורך הרבה זמן ובשנים האחרונות מבין אותו קצת יותר אז קודם כל תודה לדליה אם את שומעת אי שם דיברנו הרבה שנים והרעיון הזה בא ואומר שכל מערכת יחסים באשער מתאפינת בציר עם שני הפכים בצד אחד של כל מערכת יחסים יש את הרצון העמוק שלנו בכשר ובצד השני של כל מערכת יחסים יש את הצורך העמוק שלנו בשליטה דמיין לנו ציב</text:span></text:p>
      <text:p text:style-name="P2">כן צד ימין רצון בקשר</text:p>
      <text:p text:style-name="P1"><text:span text:style-name="T1">וכבר דיברנו בעבר על כך שרצון הוא דבר חופשי הוא קשור לאהבה ובצד שני יש את הצורך לשליטה והיה לנו פרק שלם שדיבר על כך שצורך מסמל פחדים אז לכל אחד מאיתנו כל אחד מאיתנו נמצא בקשר כי יש בו מימד עמוק שמעוניין בחיבור ברגש במגע באהבה</text:span><text:span text:style-name="T2">, </text:span><text:span text:style-name="T1">בבחד</text:span><text:span text:style-name="T2">, </text:span><text:span text:style-name="T1">בהתמזגות</text:span><text:span text:style-name="T2">. </text:span><text:span text:style-name="T1">יש איזה חלום פנימי שלנו להתאחד עם בין הזוג שלנו</text:span><text:span text:style-name="T2">, </text:span><text:span text:style-name="T1">להרגיש אחד</text:span><text:span text:style-name="T2">, </text:span><text:span text:style-name="T1">להרגיש אחדות</text:span><text:span text:style-name="T2">. </text:span><text:span text:style-name="T1">יש בזה גם מימדים גשמיים מאוד</text:span><text:span text:style-name="T2">, </text:span><text:span text:style-name="T1">יש בזה גם מימדים רגשיים וגם אפילו ממדים רוחניים</text:span><text:span text:style-name="T2">. </text:span><text:span text:style-name="T1">הזיווג הזה</text:span><text:span text:style-name="T2">, </text:span><text:span text:style-name="T1">החיבור בין זוג</text:span><text:span text:style-name="T2">, </text:span><text:span text:style-name="T1">יש כאלה שאומרים שהוא ביטוי ארצי לזיווג גבר יותר</text:span><text:span text:style-name="T2">, </text:span><text:span text:style-name="T1">לחיבור לבורא</text:span><text:span text:style-name="T2">, </text:span><text:span text:style-name="T1">לחיבור </text:span><text:soft-page-break/><text:span text:style-name="T1">של נשמה</text:span><text:span text:style-name="T2">. </text:span><text:span text:style-name="T1">מכנים שאנחנו פחות מתעסקים איתם פה בפודקאסטים</text:span><text:span text:style-name="T2">, </text:span><text:span text:style-name="T1">אבל מי שנוח לא יכול לעשות את החיבור הזה ואנחנו כולנו קמהים לחיבור הזה להרמוניה הזו ולאהבה הזו אתה מתאר לי משהו עכשיו ממש רומנטי מושלם</text:span></text:p>
      <text:p text:style-name="P2">אז מה הבעיה אם כולנו אם זה זו נוסעת הלב של כולנו מה הבעיה</text:p>
      <text:p text:style-name="P1"><text:span text:style-name="T1">נכון כל הסרטים כל הסיפורים כל החתונות כל החופות נכון זה הכל האידאה הזאתי אה שיטה אנחנו מתחילים אנחנו רוצים להתאחד להרגיש את הדבר הזה איפה הבעיה קודם כל קודם כל יש בעיה אנשים מתגרשים אלה וחלקם מתגרשים בצורה נוראית</text:span><text:span text:style-name="T2">. </text:span><text:span text:style-name="T1">זה גם ידפק לו פעם על דלתות הבית ספר או על הדלתות הדלתות של הקליניקה</text:span><text:span text:style-name="T2">. </text:span><text:span text:style-name="T1">אלה שלא מתגרשים רבים מהם חיים בייסורים בתוך זוגיות</text:span><text:span text:style-name="T2">. </text:span><text:span text:style-name="T1">מחזיקים מעמד כי לא נעים</text:span><text:span text:style-name="T2">, </text:span><text:span text:style-name="T1">כי לא מקובל</text:span><text:span text:style-name="T2">, </text:span><text:span text:style-name="T1">כי מפחדים לצאת</text:span><text:span text:style-name="T2">. </text:span><text:span text:style-name="T1">עכשיו איפה הבעיה</text:span><text:span text:style-name="T2">? </text:span><text:span text:style-name="T1">הבעיה היא שכדי להיות בתוך קשר עמוק נדרשת התמסרות</text:span><text:span text:style-name="T2">. </text:span><text:span text:style-name="T1">וכדי להיות בהתמסרות נדרשת פתיחות</text:span><text:span text:style-name="T2">. </text:span><text:span text:style-name="T1">חות והתמסרות דורשים סוג של עובדן שליטה</text:span><text:span text:style-name="T2">.</text:span></text:p>
      <text:p text:style-name="P1"><text:span text:style-name="T1">אנחנו נחזיר על זה כי זה מורכב</text:span><text:span text:style-name="T2">. </text:span><text:span text:style-name="T1">אוקיי</text:span><text:span text:style-name="T2">? </text:span><text:span text:style-name="T1">כשאני רוצה להתמסר</text:span><text:span text:style-name="T2">, </text:span><text:span text:style-name="T1">לקבל אהבה במיטה או להיפתח רגשית</text:span><text:span text:style-name="T2">, </text:span><text:span text:style-name="T1">אז פתיחה רגשית או התמסרות במיטה דורשים שאני ארפה</text:span><text:span text:style-name="T2">, </text:span><text:span text:style-name="T1">שאני אשים את עצמי בידיים של מישהו אחר</text:span><text:span text:style-name="T2">, </text:span><text:span text:style-name="T1">שאני אסיר הגנות</text:span><text:span text:style-name="T2">, </text:span><text:span text:style-name="T1">שאני אתמסר</text:span><text:span text:style-name="T2">, </text:span><text:span text:style-name="T1">שאני אאבד שליטה</text:span><text:span text:style-name="T2">. </text:span><text:span text:style-name="T1">אולי אפילו הדבר הזה מתחיל לא ולהרגיש כמו חוסר עונים ואולי יש כאלה שיפליגו ואני אשים את זה ככה בעדינות שעברו חלק מהאנשים להוריד הגנות לאבד שליטה לחוש חסרונים מתחיל להרגיש כמו סכנה ברורה ומיידית אפילו סכנת מוות יש אנשים שיעדיפו למות מאשר לשחרר ככה א את השליטה על החיים שלהם אה אפילו אפשר לבוא ולהגיד שכאילו כדי להיות מסוגל להיפתח לחלוטין</text:span><text:span text:style-name="T2">, </text:span><text:span text:style-name="T1">כדי לתת לחלוטין וכדי לקבל לחלוטין</text:span><text:span text:style-name="T2">, </text:span><text:span text:style-name="T1">בן אדם צריך לוותר לחלוטין על ההגנות שלו</text:span><text:span text:style-name="T2">. </text:span><text:span text:style-name="T1">להיות לחלוטין בפגיעות</text:span><text:span text:style-name="T2">, </text:span><text:span text:style-name="T1">להיות לחלוטין בהתמסרות</text:span><text:span text:style-name="T2">,</text:span></text:p>
      <text:p text:style-name="P2">להיות אני חשוף לגמרי</text:p>
      <text:p text:style-name="P1"><text:span text:style-name="T1">בשביל לקבל ולתת לחלוטין</text:span><text:span text:style-name="T2">. </text:span><text:span text:style-name="T1">יש מצב שזה מה שנדרש</text:span><text:span text:style-name="T2">. </text:span><text:span text:style-name="T1">ולכן יש אנשים שאילו היה מטבע שבצד אחד הייתה בו אהבה</text:span><text:span text:style-name="T2">, </text:span><text:span text:style-name="T1">בצד השני שלו יש חוויה של פעינות</text:span><text:span text:style-name="T2">, </text:span><text:span text:style-name="T1">של ללכת לאיבוד לחלוטין</text:span><text:span text:style-name="T2">. </text:span><text:span text:style-name="T1">ויש כאלה באופן לא מודע שללכת לאיבוד לחלוטין זה ממש חוויה של של מיטה כאילו ולכן יש כאלה שאומרים שהעולמות האלה קצת קרובים שלאהוב לגמרי למרות שזה מילוי מוחלט צריך לעבור גם קצת דרך השחרור המוחלט שבוע מסוימים זו חוויה מאוד מאוד מעיינת ואז כשהמקום הזה של עובדן השליטה והפחד מרים את הראש מהצד השני כדי לשמר את זה יש צד שכלי ש שהוא אומר</text:span><text:span text:style-name="T2">, </text:span><text:span text:style-name="T1">בוא נשמור על השליטה בתוך הקשר</text:span><text:span text:style-name="T2">. </text:span><text:span text:style-name="T1">בוא לא נשחרר עד הסוף</text:span><text:span text:style-name="T2">. </text:span><text:span text:style-name="T1">בוא לא נוותר עד הסוף בכל מיני מקומות</text:span><text:span text:style-name="T2">. </text:span><text:span text:style-name="T1">כי אם נוותר עד הסוף</text:span><text:span text:style-name="T2">, </text:span><text:span text:style-name="T1">רמת החשיפה הזו היא מסוכנת לנו</text:span><text:span text:style-name="T2">. </text:span><text:span text:style-name="T1">כי כי נאבד דברים שחשובים לנו</text:span><text:span text:style-name="T2">, </text:span><text:span text:style-name="T1">כי נהיה פגיעים מדי</text:span><text:span text:style-name="T2">,</text:span></text:p>
      <text:p text:style-name="P1"><text:span text:style-name="T1">כי מה בן או בת הזוג יגידו עלינו</text:span><text:span text:style-name="T2">? </text:span><text:span text:style-name="T1">מה הם יחשבו עלינו</text:span><text:span text:style-name="T2">? </text:span><text:span text:style-name="T1">הם יעזבו אותנו</text:span><text:span text:style-name="T2">, </text:span><text:span text:style-name="T1">הם יראו שאנחנו מי אני האמיתי שלי</text:span><text:span text:style-name="T2">? </text:span><text:span text:style-name="T1">אם אני אחסף לגמרי ואתפתח לגמרי ואתן את כל כולי בידיים שלך</text:span><text:span text:style-name="T2">, </text:span><text:span text:style-name="T1">מה יקרה לי אם אתה זבים כמה יהיה גדול הכאב אם בסוף אני אפתח ויהיה כל כך פגיע ואת תלכי ממני ואני אשאר עם כל הכאב הזה ולכן רובנו נעים בתוך כל מערכת יחסים פעם אחת על הרצון בקשר שהוא דבר שמונהג על ידי רגש כלומר חוויה רגיש רצויה על ידי פחד בשליטה שבו השכל מנתר ואומר בוא נראה כמה מותר לנו לשחרר כדי שלא נגיע המצב שבו אנחנו פעם אחת מאבדים את עצמנו ופעם שנייה א חשופים לכאב מאוד מאוד עמוק</text:span><text:span text:style-name="T2">.</text:span></text:p>
      <text:p text:style-name="P1"><text:span text:style-name="T1">לאבד את עצמנו זה קצת מתכתב לי עם מה שאמרת לגבי הריק</text:span><text:span text:style-name="T2">, </text:span><text:span text:style-name="T1">לגבי המוות</text:span><text:span text:style-name="T2">. </text:span><text:span text:style-name="T1">בעצם אני מתמסר לגמרי לגמרי</text:span><text:span text:style-name="T2">. </text:span><text:span text:style-name="T1">אני מוותרת על האני שלי בחוויה השכלית של השליטה</text:span><text:span text:style-name="T2">.</text:span></text:p>
      <text:p text:style-name="P1"><text:span text:style-name="T1">נכון</text:span><text:span text:style-name="T2">? </text:span><text:span text:style-name="T1">וזה קשור להרבה מאוד ממדים</text:span><text:span text:style-name="T2">. </text:span><text:span text:style-name="T1">זה קשור אפילו לערכים</text:span><text:span text:style-name="T2">. </text:span><text:span text:style-name="T1">אוקיי</text:span><text:span text:style-name="T2">? </text:span><text:span text:style-name="T1">נכנסתי לזוגיות לי סט מסוים של ערכים התחתנו</text:span><text:span text:style-name="T2">. </text:span><text:span text:style-name="T1">הערכים האלה לא באו לידי א מבחן</text:span><text:span text:style-name="T2">. </text:span><text:span text:style-name="T1">הם בדרך כלל מגיעים עם הילד הראשון ועכשיו אני לא מוכן שערכים אחרים ינהלו את הביזנס הזה שנקרא בית עכשיו יש קרב הורי בין בני זוג על איזה ערכים מנהלים את הבית איזה מוסר מנהל את הבית איך הבית נראה הוא מסודר כמו הבית של אמא שלי או מסודר כמו הבית של אמא שלך עכשיו אני נאבק על הרצונות שלי על ההרגלים שלי יש לי צורך בשליטה ואני מותח את את החבל הזה עד למקום שבו זה פוגש את הרצון שלי בקשר כלומר אני תקע בעמדות שלי וארזיק את העמדות שלי עד שחווית </text:span><text:soft-page-break/><text:span text:style-name="T1">האיום ולאבד את הקשר א מאזנת את זה</text:span><text:span text:style-name="T2">. </text:span><text:span text:style-name="T1">אני אמתח את החוט עד לרגע שבו אני אומר אם אני אדחוף עוד קצת אני אאבד את בת הזוג שלי</text:span><text:span text:style-name="T2">. </text:span><text:span text:style-name="T1">עד הרגע שבו בת הזוג אומרת אם אני אדחוף עוד קצת אני אאבד את בן הזוג שלי</text:span><text:span text:style-name="T2">.</text:span></text:p>
      <text:p text:style-name="P1"><text:span text:style-name="T1">אז בוא נדבר רגע במולכי בית הספר</text:span><text:span text:style-name="T2">. </text:span><text:span text:style-name="T1">אוקיי</text:span><text:span text:style-name="T2">? </text:span><text:span text:style-name="T1">אתה מדבר איתי</text:span><text:span text:style-name="T2">? </text:span><text:span text:style-name="T1">אני אני אנוע על הציר</text:span><text:span text:style-name="T2">. </text:span><text:span text:style-name="T1">אני עד שאני אפכר</text:span><text:span text:style-name="T2">. </text:span><text:span text:style-name="T1">בוא נדבר רגע על שורשים</text:span><text:span text:style-name="T2">. </text:span><text:span text:style-name="T1">כן</text:span><text:span text:style-name="T2">.</text:span></text:p>
      <text:p text:style-name="P1"><text:span text:style-name="T1">הרי זה בא מפחד לאבד את הקשר</text:span><text:span text:style-name="T2">. </text:span><text:span text:style-name="T1">אתה עכשיו מתאר מתאר לי תזוזה על הציר</text:span><text:span text:style-name="T2">. </text:span><text:span text:style-name="T1">כל הצד של הצורך בשליטה שורשו בפחד</text:span><text:span text:style-name="T2">. </text:span><text:span text:style-name="T1">כולנו היינו רוצים לחיות באחדות אבל כל פעם שאני משמר שליטה השורש של זה פחד והמחיר המיידי שהקשר שלי הוא לא כל מה שהוא יכול להיות</text:span><text:span text:style-name="T2">. </text:span><text:span text:style-name="T1">עכשיו אנשים עשויים לשמוע את זה מתוך המקום של מה אז אני אתחיל לוותר</text:span><text:span text:style-name="T2">, </text:span><text:span text:style-name="T1">אני אתחיל להתפשר</text:span></text:p>
      <text:p text:style-name="P1"><text:span text:style-name="T1">את זה שורש פחד</text:span><text:span text:style-name="T2">.</text:span></text:p>
      <text:p text:style-name="P1"><text:span text:style-name="T1">נכון ופה אנחנו מציגים בעיה אחרת</text:span><text:span text:style-name="T2">. </text:span><text:span text:style-name="T1">הרבה מאוד אנשים מתוך הפחד שלהם</text:span><text:span text:style-name="T2">. </text:span><text:span text:style-name="T1">יש להם רצון בקשר בחיבור לאחדות</text:span><text:span text:style-name="T2">, </text:span><text:span text:style-name="T1">אבל יש להם גם צורך בקשר</text:span><text:span text:style-name="T2">. </text:span><text:span text:style-name="T1">כלומר</text:span><text:span text:style-name="T2">, </text:span><text:span text:style-name="T1">הפעולות וכשאנחנו אומרים צורך</text:span><text:span text:style-name="T2">, </text:span><text:span text:style-name="T1">זה אומר שאנחנו יומקים מפחד</text:span><text:span text:style-name="T2">. </text:span><text:span text:style-name="T1">נכון</text:span><text:span text:style-name="T2">? </text:span><text:span text:style-name="T1">אמרנו</text:span><text:span text:style-name="T2">, </text:span><text:span text:style-name="T1">אני מחזיר אותנו כמה פודקאסטים לאחור</text:span><text:span text:style-name="T2">, </text:span><text:span text:style-name="T1">אמרנו שרצון הוא תמיד רצון חופשי</text:span><text:span text:style-name="T2">. </text:span><text:span text:style-name="T1">יש לי רצון בקשר</text:span><text:span text:style-name="T2">. </text:span><text:span text:style-name="T1">מה יקרה אם לא יהיה את הקשר</text:span><text:span text:style-name="T2">? </text:span><text:span text:style-name="T1">יהיה באסה</text:span><text:span text:style-name="T2">. </text:span><text:span text:style-name="T1">לא קרה שום דבר</text:span><text:span text:style-name="T2">. </text:span><text:span text:style-name="T1">רצון חופשי</text:span><text:span text:style-name="T2">. </text:span><text:span text:style-name="T1">השורש שלו הוא אהבה ואין בו פחד</text:span><text:span text:style-name="T2">. </text:span><text:span text:style-name="T1">מצד שני</text:span><text:span text:style-name="T2">, </text:span><text:span text:style-name="T1">מישהו שיש לו צורך בקשר הפך להיות תלוי בקשר והסיבה שהוא משמר את הקשר זה כי אומר אוי אוי אוי אם לא יהיה לי קשר יהיה היום ונורא ולכן השורש הוא שורש של פחד עכשיו כשאני נכנס נגיד למקום שבו אני מוותר על הצורך שלי בשליטה לא כי אני מעוניין באהבה אלא כי אני מפחד לאבד את הבן זוגן שלי אז אני כבר נכנסתי למדיניות של ריצוי כלומר הסיבה שאני זז מהצורך בשליטה אל עבר בין הזוג שלי לא מבטא את האהבה שבי אלא מבטא את הפחד שלי לאבד את בין הזוג שלי ואז אני הולך ומרצה אותו השורש הוא פחד אני עושה את זה כמו כל תודעה ראקטיבית שהתכלית שלה היא למנוע עתיד לא רצוי אני מרצה כי אני מעוניין למנוע עתיד שבו בן או בת הזוג שלי יעזבו אותי גם פה אגב לימור פועל החוק הקבוע שהטרגדיה של התודעה הראקטיבית שהיא תמיד בורטת הדבר ממנו היא מנסה אותו היא מנסה למנוע</text:span><text:span text:style-name="T2">. </text:span><text:span text:style-name="T1">כלומר אם גבר מנסה או אישה עסוקה בלרצות את בין הזוג שלה כדי לשמר קשר מהשורש הלא נכון מתוך פחד לאבד אותו אז היא אולי מלצה את הגבר שלה אבל הוא עכשיו נהל מערכת יחסים עם דמות פיקטיבית הוא לא אוהב אותה הוא אוהב את החלק המרצה שבה וקוראים פה שני דברים פעם אחת האישה או הגבר נגיד ניקח אישה במקרה הזה כדי שלא נדלג בין המגדרים פה אם האישה מרצה את הגבר זה אומר שהיא מידית נוטשת את עצמה היא כבר לא נאמנה לעצמה לרצונות שלה</text:span></text:p>
      <text:p text:style-name="P2">צוברתולים וכל מה שנובע</text:p>
      <text:p text:style-name="P1"><text:span text:style-name="T1">אני הולכת לאיבוד והגבר מנהל קשר עם מסכה וסופה של המסכה גם לקרוס כי בסוף הגבר הזה יגיד את לא עומדת על שלך את מרצה אין לי קונטרה והטרגדה של תודעה ראקטיבית שוב תממש את עצמה א במציאות כלומר יש פה משחק מאוד מאוד מעניין פעם אחת רצון בקשר שהוא חופשי</text:span><text:span text:style-name="T2">, </text:span><text:span text:style-name="T1">פעם אחת צורך בקשר שהשורש שלו הוא פחד</text:span><text:span text:style-name="T2">. </text:span><text:span text:style-name="T1">ואנחנו בכלל רגע מבקשים מהמאזינים לשים רגע לב על המשחק הזה שיש לנו בפנימיות</text:span><text:span text:style-name="T2">. </text:span><text:span text:style-name="T1">כמה אני רוצה את הקשר וכמה הצורך שלי בשליטה מעכב את הדבר שאותו אני רוצה</text:span><text:span text:style-name="T2">.</text:span></text:p>
      <text:p text:style-name="P2">אז רוצה צריך</text:p>
      <text:p text:style-name="P2">נכון</text:p>
      <text:p text:style-name="P1"><text:span text:style-name="T1">אבל בוא ניתן דוגמה</text:span><text:span text:style-name="T2">. </text:span><text:span text:style-name="T1">טוב</text:span></text:p>
      <text:p text:style-name="P1"><text:span text:style-name="T1">כן א בוא ניתן משהו שאני נתקל בו הרבה מאוד פעמים בעבודה ואנחנו פוגשים א בן זוג ואנחנו מתאהבים בו ובהתחלה האוקסיטוצין עושה שמח ואנחנו בכלל לא שמים לב אנחנו אנחנו בוחרים מישהו כי יש לו סט מאוד גדול של מאפיינים שאנחנו שמחים בהם יש לי דוגמה עכשיו איזה קצין בחיל אווירט היה סקרב כזה בדימוס היה אקסטרימיסט כזה כדורגל עם החברים</text:span><text:span text:style-name="T2">, </text:span><text:span text:style-name="T1">בנג</text:span><text:span text:style-name="T2">'</text:span><text:span text:style-name="T1">ים מגשרים א טיולים בערים משהו מאוד מאוד דינמי כזה ומאוד בחוץ וכל הדבר הזה עם כל החיות והאומץ והאנרג</text:span><text:span text:style-name="T2">'</text:span><text:span text:style-name="T1">י הזה הגיע לתוך הזוגיות וזה הגבר שהאישה הזו בחרה מלך הארץ</text:span></text:p>
      <text:p text:style-name="P1"><text:soft-page-break/><text:span text:style-name="T1">כן משהו מאוד מאוד אנרגטי מאוד שניזון מהרבה מאוד מקורות של תנועה טבע וחברים וספורט וקצת אקסטרים וקצת על הקצה הדבר הזה נכנס והחיה מאוד את הקשר ועכשיו מתחילה הזוגיות וכל מיני רעיונות פנימיים של בת הזוג במקרה הזה לאיך בן זוג צריך להיות ומה זה הורות ומה זה אחריות מתחילים להיכנס לתוך הקשר והיא מתחילה גילו תראה כשהיית לבד יכול לה לקפוץ באנג</text:span><text:span text:style-name="T2">'</text:span><text:span text:style-name="T1">ים מגשרים וזה בסדר אבל עכשיו אתה לא יכול להרשות לעצמך יש לך פה אחריות אתה לא יכול לחשוב רק על עצמך והיא גוזמת לו ענף ועכשיו היא אומרת לו תשמע מה זה אתה רוצה לנסוע עסקי עם החברים כמו שנסאת פעם בש קודם אתה כבר לא רווק מה אתה מעדיף אותם עליי מה זאת אומרת אז כבר לא נעים לו כי הוא כבר לא כל כך רוצה לאבד אותם והוא מרגיש היא אומרת לו תשמע אם אתה מעדיף אותם עליי אז אז אולי עדיף שלא נהיה ביחד ואם אתה מעדיף לסכן את עצמך בבנג</text:span><text:span text:style-name="T2">'</text:span><text:span text:style-name="T1">י ולא לחשוב על הילד שלנו אז מה זה אומר עליך כאבא אולי אתה לא האבא המתאים והוא יש לו רצון בקשר אבל הפחד מתחיל להתעזוב אותי מספיק טוב בשבילה ולא גבר שהיא</text:span></text:p>
      <text:p text:style-name="P1"><text:span text:style-name="T1">זה מהצד שלה יש צורך בשליטה היא רוצה שהדברים יכנסו לפאטרן שלה וככה זה ממשיך היא אומרת לו מה שבת כדורגל כשהייתה רווק חוד אבל כדורגל צתם משפחה בשבת וככה טיפין טיפין זה לא קורה ברגע חולפות חמש ו</text:span><text:span text:style-name="T2">10 </text:span><text:span text:style-name="T1">שנים והוא אומר אני מוותר אני מוותר אני מוותר בשביל הזוגיות אבל בוויטור כדי שהזוגיות הזו תתקיים כלומר הרצון בקשר מתוך הפחד לאבד שליטה הוא מייצר פעול פעולה של ריצוי</text:span><text:span text:style-name="T2">, </text:span><text:span text:style-name="T1">פעולה של ויטור על עצמו</text:span><text:span text:style-name="T2">, </text:span><text:span text:style-name="T1">עד שהוא מגיע לנקודה שהוא כבר חשמו מאוד מאוד ריק</text:span><text:span text:style-name="T2">, </text:span><text:span text:style-name="T1">מאוד עצוב</text:span><text:span text:style-name="T2">, </text:span><text:span text:style-name="T1">מאוד מדוכה</text:span><text:span text:style-name="T2">, </text:span><text:span text:style-name="T1">מאוד מרצה והוא לא מבין מה הוא עושה בקשר ומצד שני הוא עדיין מפחד לאבד אותה</text:span><text:span text:style-name="T2">. </text:span><text:span text:style-name="T1">ומצד שלישי היא עומדת שמה והיא אומרת</text:span><text:span text:style-name="T2">, "</text:span><text:span text:style-name="T1">אני לא יודעת מה קרה לו</text:span><text:span text:style-name="T2">, </text:span><text:span text:style-name="T1">זה ממש לא הגבר שאני התחתנתי איתו</text:span><text:span text:style-name="T2">, </text:span><text:span text:style-name="T1">הוא נהיה סמרטות</text:span><text:span text:style-name="T2">, </text:span><text:span text:style-name="T1">הוא נהיה כבוי</text:span><text:span text:style-name="T2">. </text:span><text:span text:style-name="T1">ואני אומר ותסלחי לי פה רגע למגדירות</text:span><text:span text:style-name="T2">, </text:span><text:span text:style-name="T1">מה את רוצה</text:span><text:span text:style-name="T2">? </text:span><text:span text:style-name="T1">בטח שהוא נהיה סמרטות</text:span><text:span text:style-name="T2">. </text:span><text:span text:style-name="T1">וקבועים את גוזמת את הענפים ואת השורשים מהם הוא ינק לפני שפגשת אותו את הכדורגל ואת הסקי ואת הבאנג</text:span><text:span text:style-name="T2">'</text:span><text:span text:style-name="T1">י ואת כל העניינים אל תתפלאי שהעץ הזה נבל וכבר אין לו פרחים ושורשים וזה וכמובן ואס זאת אומרת אותו דבר גם שגברים יש לה איזה אג</text:span><text:span text:style-name="T2">'</text:span><text:span text:style-name="T1">נדה פיקס אג</text:span><text:span text:style-name="T2">'</text:span><text:span text:style-name="T1">נדה כזו לחישה צריכה להראות ומה התפקוד שלה כבד זוג וק אומר אני לא יודע זה לא האישה שהתחתנתי בטח זה לא האישה שהתחתנת איתה אם אתה גוזם אותה כל החיים אל תתפלא שזה נובל אחרי כל כך הרבה שנים חמש </text:span><text:span text:style-name="T2">10 </text:span><text:span text:style-name="T1">שנים זה אפשר אפשר להשמיד מחסים לאט לאט לאט כאשר כל אחד מייצר ריצוי מתוך הפחד מתוך הצורך שלו בקשר הרצון שלו בקשר והפחד לאבד שליטה בסוף מאבדים שליטה ובסוף מאבדים את הקשר זה מחזיר אותנו לטרגדיה של התודעה הראקטיבית לגמריכ</text:span></text:p>
      <text:p text:style-name="P1"><text:span text:style-name="T1">כן מה שיפה במודל הזה שתמיד חוזרים לשורשים מה שיונק מפחד הולך ומקדם את הפחד ממנו הינק מה שיונק מאהבה הולך ומממש את האהבה מנוענק תחליטה של התודעה הרקטיבית זה למנוע עתיד לא רצוי</text:span><text:span text:style-name="T2">, </text:span><text:span text:style-name="T1">רגשי לא רצוי והטרגדיה של התודעה הרקטיבית זה שהיא תמיד בורטת את העתיד ממנו אם נסה א להימנע</text:span></text:p>
      <text:p text:style-name="P2">ואז גרוע יותר</text:p>
      <text:p text:style-name="P2">כן וקצת יותר גרוע</text:p>
      <text:p text:style-name="P2">כן</text:p>
      <text:p text:style-name="P2">קודם כל זו הייתה דוגמה מצוינת מבחינתי כי זה באמת</text:p>
      <text:p text:style-name="P2">מדק דוגמה מדקת</text:p>
      <text:p text:style-name="P2">אבל עדיין מצוינת כי מדהים איך שזה הציר של שניהם פוגש אחד את השני וכל אחד נמצא בדיוק בצד השני כן</text:p>
      <text:p text:style-name="P2">אה אבל מה עושים</text:p>
      <text:p text:style-name="P2">יש הרבה אמירות כאלה גם ביהדות וזה צריך ללמוד לוותר בזוגיות צריך לוותר צריך שניים לטנגו</text:p>
      <text:p text:style-name="P2">אנחנו לא מדברים פה על ויטור ולא על צוי אנחנו מדברים על דברים אחרים על לנוע מתוך מקום של אהבה</text:p>
      <text:p text:style-name="P1"><text:span text:style-name="T1">אז קודם כל בוא נקחיד את הרעיון הזה או או נעלה את המודעות אני מציע לכל אחד רגע לשים לב לצר לעצמו את המימד הזה של הרצון שלי בקשר ובאחדות ובחיבור אלוהים בין הזום שלי ובין הצורך שלי בשליטה קודם כל הייתי </text:span><text:soft-page-break/><text:span text:style-name="T1">ממקם את עצמי איפה אני נמצא אני כל הזמן עסוק בלהחזיק את השליטה שלי בקשר שהדברים יראו כפי שאני רוצה אותם</text:span><text:span text:style-name="T2">. </text:span><text:span text:style-name="T1">אחד על פי ההרגלים שלי</text:span><text:span text:style-name="T2">, </text:span><text:span text:style-name="T1">שתיים על פי הערכים והאמונות שלי ואיפה שגדלתי</text:span><text:span text:style-name="T2">. </text:span><text:span text:style-name="T1">זה סט אחד של דברים שמחזיקים את הצורך בשליטה וסט שני של דברים שמחזיקים את הצורך בשליטה קשור לפחד לאבד שליטה</text:span><text:span text:style-name="T2">. </text:span><text:span text:style-name="T1">עד כמה אני מפחד מההתמסרות</text:span><text:span text:style-name="T2">, </text:span><text:span text:style-name="T1">עד כמה אני מפחד לאבד את האני שלי בתוך הזוגיות</text:span><text:span text:style-name="T2">, </text:span><text:span text:style-name="T1">להעלם בתוך הזוגיות</text:span><text:span text:style-name="T2">. </text:span><text:span text:style-name="T1">בסדר</text:span><text:span text:style-name="T2">? </text:span><text:span text:style-name="T1">יש פה שני ממדים</text:span><text:span text:style-name="T2">. </text:span><text:span text:style-name="T1">והייתי ממקם את עצמי א ולראות האם אני יותר קרוב לצד של השליטה או אני יותר קרוב לצד של הרצון בקשר ולהתנסות וגם את תראי שבכל קשר כזה כאילו אם אני </text:span><text:span text:style-name="T2">70% </text:span><text:span text:style-name="T1">לצד הזה הצד השני נשאר ב</text:span><text:span text:style-name="T2">-30% </text:span><text:span text:style-name="T1">זאת אומרת יש מערכת של </text:span><text:span text:style-name="T2">30 70 20 80 50 </text:span><text:span text:style-name="T1">אוקיי</text:span></text:p>
      <text:p text:style-name="P1"><text:span text:style-name="T1">אז למה ככה פתאום הפסקה באמצע הפרק גם כדי לתת לכם רגע לנשום ולהקל את החומר וגם כדי מיר לכם את הקורס הדיגיטלי שהכנתי שנקרא איך לא מה שמואר צומח הוא מתאים לבוגרי הסדנאות המלאות וגם למי שרק מאזין לפודקאסט ארבעה שיעורים עמוקים ומונים על חוק הסיבה והתוצאה מה שמואר צומח איך משנים מיקודי שליטה וטכניקה מובנת ומוכחת לבריאת מציאות אני מלמד שם בצורה עמוקה ומסודרת את מה שהפודקאסט נוגע בו ברמיזה פשוט תלחצו על הלינק פה למטה ותמשיכו להעמיק ולהתפתח זהו נתראה עוד שנייה מהצד השני אנחנו רוצים לראות שאם אני כבר עושה תנועה למקום של הרצון בקשר</text:span><text:span text:style-name="T2">, </text:span><text:span text:style-name="T1">למקום שלשחרר את הצורך שלי בשליטה</text:span><text:span text:style-name="T2">, </text:span><text:span text:style-name="T1">את העקרונות שלי</text:span><text:span text:style-name="T2">, </text:span><text:span text:style-name="T1">לראות שאני עושה את זה לא כפעולה של ריצוי ששורשה פחד שכל תכליתו למנוע עתיד מסוים</text:span><text:span text:style-name="T2">, </text:span><text:span text:style-name="T1">אלא שאני עושה את זה מתוך השאיפה לאהוב יותר</text:span><text:span text:style-name="T2">. </text:span><text:span text:style-name="T1">מתוך השאיפה להתמסר יותר</text:span><text:span text:style-name="T2">, </text:span><text:span text:style-name="T1">מתוך השאיפה לאחדות וכמובן שככל שאני אעשה את זה יותר</text:span><text:span text:style-name="T2">, </text:span><text:span text:style-name="T1">כמו שדיברנו על כך שתיקון תמיד פעולה הפוכה להרגל</text:span><text:span text:style-name="T2">, </text:span><text:span text:style-name="T1">אז ככל שאני אתחיל לוותר על הרגלי השליטה שלי</text:span><text:span text:style-name="T2">, </text:span><text:span text:style-name="T1">על הרגלי האגו שלי</text:span><text:span text:style-name="T2">, </text:span><text:span text:style-name="T1">לא לנוע</text:span><text:span text:style-name="T2">, </text:span><text:span text:style-name="T1">לא להשתנות</text:span><text:span text:style-name="T2">, </text:span><text:span text:style-name="T1">השאיפה של האגו לא לזוז</text:span><text:span text:style-name="T2">, </text:span><text:span text:style-name="T1">להישאר מישהו</text:span><text:span text:style-name="T2">, </text:span><text:span text:style-name="T1">הרי ככל שאני אעשה פעולה שהיא הפוכה להרגל ברמת הפא ולה כלומר אני אותר על דברים אני אשחרר את השליטה שלי כמובן שיתחילו לצוף פחדים תמיד פחדים למשל בדוגמה הזאת שנתנו מקודם של אותו טייס</text:span></text:p>
      <text:p text:style-name="P2">הט</text:p>
      <text:p text:style-name="P1"><text:span text:style-name="T1">הוא אומר אם אני אחזיר עכשיו את השורשים מהם ינקתי של הבנג</text:span><text:span text:style-name="T2">'</text:span><text:span text:style-name="T1">י והכדורגל והפעם בחול אשתי בוודאות תעזוב אותי כאילו זה היה שולחן</text:span><text:span text:style-name="T2">, </text:span><text:span text:style-name="T1">אבל הסיבה שהוא הגיע זה כי אשתו כבר עוד מעט עוזבת אותו</text:span><text:span text:style-name="T2">, </text:span><text:span text:style-name="T1">כי היא אומרת</text:span><text:span text:style-name="T2">, </text:span><text:span text:style-name="T1">אני לא יודעת</text:span><text:span text:style-name="T2">, </text:span><text:span text:style-name="T1">זה לא הגבר שהתחתן איתו</text:span><text:span text:style-name="T2">, </text:span><text:span text:style-name="T1">זה סיפור אמיתי</text:span><text:span text:style-name="T2">, </text:span><text:span text:style-name="T1">כאילו כמובן בשינוי שמות וזירות ואם הוא ימשיך ככה אנחנו יודעים כי גם החוקים אומרים ככה</text:span><text:span text:style-name="T2">, </text:span><text:span text:style-name="T1">בסוף התודעה הראקטיבית מממשמשת עצמה</text:span><text:span text:style-name="T2">. </text:span><text:span text:style-name="T1">אז עכשיו השאיפה שלי לחזור לאותנטיות תמיד תהיה מלווה בפחד שהאסון אכן התרחש וצריך להחזיר את האנשים לפרק של עבודה עם הפחדים שאני לא זוכר איזה פרק זה היה עם הרגשות</text:span></text:p>
      <text:p text:style-name="P2">עם גם הרגשות הזה מתחבר גם לרגשות זה מתחבר גם לרצון הפנימי והאמיתי שלי זאת אומרת האם להיות אני עצמי ולפעול מה א איך שאני רוצה זה פשוט מתחבר לכל הפרטים</text:p>
      <text:p text:style-name="P2">אז כמובן שאם עכשיו אותו גבר מתחיל מהלך של נאמנות חזרה לעצמו ואומר זה הגבר שאני רוצה להיות בזוגיות ואלה השורשים שאני רוצה להיות מחובר אלהם שיזינו אותי מיד יצאו הפחד שם אני אאבד את אשתי נכון ועם הפחד הזה הוא צריך להתמודד ולהגיד האם אני מוכן לקחת כסיכון את העובדה שאני האותנטי אאבד את אשתי עכשיו הרי מה החלופה צריך פה גם הרגע להביא איזה שכל רציונלי כרגע אתה מרוויח את אשתך אבל אתה מאבד אותך והזוגיות נראית חרבנה</text:p>
      <text:p text:style-name="P2">ואנחנו בסוגריים הוא לא מרוויח את אשתו כי בסופו של יום היא תעזוב אותו כי הוא הופך להיות סמרטות</text:p>
      <text:p text:style-name="P1"><text:span text:style-name="T1">נכון אבל אנחנו דוחים את הקץ המפחיד ביותר אנחנו מעדיפים כל הזמן בזוגיות</text:span><text:span text:style-name="T2">. </text:span><text:span text:style-name="T1">אנחנו מכירים את זה היטב על עצמנו לשלם כל הזמן מחירים קטנים כדי לא לשלם אולי מחיר גדול אחד</text:span><text:span text:style-name="T2">. </text:span><text:span text:style-name="T1">אבל בסוף המחירים הגדולים האלה מצטברים לנו ומחרמים לנו בנשמה</text:span></text:p>
      <text:p text:style-name="P2">כמו כדור שלג שזה ובסוף אתה כבר לא יכול ואתה בא לך להתיא את זה ואז</text:p>
      <text:p text:style-name="P1"><text:soft-page-break/><text:span text:style-name="T1">אנחנו רק לא מצליחים לראות את זה</text:span><text:span text:style-name="T2">. </text:span><text:span text:style-name="T1">את יודעת אם הייתי סוחם את סך כל המחירים שאתה משלם ב</text:span><text:span text:style-name="T2">-20 </text:span><text:span text:style-name="T1">שנות זוגיות ועושה מהם ערמה הערמה הרבה הרבה יותר גדולה בסופו של דבר מהערמה של הפחד הקונקרטי שמנו אני מנסה להימנע בגלל זה המערכות נשברות בסופו של דבר ה נשברות בשנאה מאוד גדולה הרבה מאוד פעמים וגירושים נראים זרעה כי אתה לא יכול לשת יותר את הביטול העצמי שלך אתה לא יכול לשתך כדי הדרותנטיות אוקיי כל הכי נצברים אז עכשיו זה אומר שאני חייב להתמודד עם הפחדים שלי אה שהאישה שלי תעזוב אותי בגלל ש אני חוזר להיות מי שאני ויש פה גם רצנה שאומר אני רוצה שאישה שהיא תאהב אותי כפי שאני לא דרך הריצוי שלי את האישה שלי כי היא לא אוהבת אותי היא אוהבת את הפעולה המרצה הבשורות הטובות פה וזה בדרך כלל המשתמש עצמו מתקשה לראות את זה זה המטפל רואה את זה יותר פעמים שזה כמעט ולא קורה זאת אומרת בא לי להגיד הטעות לעולם חוזר דיסלימר אין כפל מבצעים וזה אבל אני לא זוכר שראיתי שבאמת האסון התרחש כתוצאה מזה שמישהו חזר להיות נאמן בעצמו</text:span><text:span text:style-name="T2">. </text:span><text:span text:style-name="T1">כלומר האישה או הגבר לא עוזבים</text:span><text:span text:style-name="T2">.</text:span></text:p>
      <text:p text:style-name="P1"><text:span text:style-name="T1">יכול להיות מצב אחר שאני כשחזרתי להיות האני העצמי והבנתי כל כך כמה שנים כבר ויטרתי על עצמי אני אומרת אוקיי זה לא הבן זוג שאני רוצה להמשיך איתו</text:span><text:span text:style-name="T2">.</text:span></text:p>
      <text:p text:style-name="P1"><text:span text:style-name="T1">כן</text:span><text:span text:style-name="T2">. </text:span><text:span text:style-name="T1">אז אתה יכול לבוא תראה אני אומר אם אתה חוזר להיות נאמן לעצמך לא בדווקא בלדחוף לבן זוג שלך לפנים לא עכשיו בדרך שלי וזה לא זה צורך בשליטה</text:span><text:span text:style-name="T2">. </text:span><text:span text:style-name="T1">אנחנו מדברים על אותנטיות הנאמנות</text:span><text:span text:style-name="T2">. </text:span><text:span text:style-name="T1">אם האישה שאיתי לא רוצה את האני האותנטי אז כן יכול להיות ש קשר כזה צריך להישר</text:span><text:span text:style-name="T2">, </text:span><text:span text:style-name="T1">אבל אני אומר לך מניסיון בדרך כלל זה לא מה שקורה כי הרי גם הצד השני יש לו שאיפה עמוקה לאותנטיות הצד השני גם מתאהב בגבר הזה כמו שהוא בדרך כלל אז בדרך כלל מה שקורה זה שכשאני מייצר את התנועה הזו יש כמובן קושי מאוד גדול בצד השני ואפילו הקונפליקטים מחריפים אבל אחרי תקופה זה מעורר גם בצד השני את הלגיטימציה שלו להיות מי שהוא באמת לכן זוגיות אוטופית היא דיית היא באמת כזו שכל בן זוג דוחף את הפרטנר שלו</text:span><text:span text:style-name="T2">, </text:span><text:span text:style-name="T1">מעיץ בו להיות כל מי שהוא אמור להיות</text:span><text:span text:style-name="T2">, </text:span><text:span text:style-name="T1">להיות כמה שיותר אותנטי ולא להגיד לו בוא תוותר על חלקים בפנימיות שלך כדי שתוכל להיות איתי</text:span><text:span text:style-name="T2">. </text:span><text:span text:style-name="T1">ואני חושב שהשיחה הזו היא אפילו קצת יותר מורכבת מאיך ששמנו אותה כי עכשיו דיברנו על ריצוי ואנחנו בעצם התחלנו מלדבר על התמסרות</text:span><text:span text:style-name="T2">, </text:span><text:span text:style-name="T1">איך שהתמסרות מעוררת פחדים</text:span><text:span text:style-name="T2">. </text:span><text:span text:style-name="T1">ואז הרעיון הזה עובד בכמה ממדים</text:span><text:span text:style-name="T2">. </text:span><text:span text:style-name="T1">פעם אחת לראות שהתמסרות כשלעצמה היא מאיימת כי היא נחות כעובדן שליטה אפילו עד למוות</text:span><text:span text:style-name="T2">. </text:span><text:span text:style-name="T1">כאילו פעם נילנו פה ויכוח לדבר הזה</text:span><text:span text:style-name="T2">. </text:span><text:span text:style-name="T1">יש כאלה שהסכים אני איכשהו מרגיש את הדבר הזה שיש אנשים שבשבילם התמסרות מוחלטת</text:span><text:span text:style-name="T2">. </text:span><text:span text:style-name="T1">נחות כמו נכון שכשעוברים את הפינה הזאתי זה זו חוויה מדהימה אבל הרבה אנשים לא מוכנים לעבור את הפינה הזאתי אומרים לא אני לא אוותר על ההגנות שלי כי זה נורא ויום אבל זה כמו א מערבולת בים אתה צריך לשחרר כדי לצאת בחיים מהצד השני הרבה אנשים לא מוכנים מוכנים לרדת קצת מוכנים לשחרר קצת אבל אז גם נכנס קצת אור אז זה צד אחד לשים לב האם אני מעוניין להתחיל עכשיו בתהליך זוגי שבו יש לי שאיפה עמוקה לקשר</text:span><text:span text:style-name="T2">, </text:span><text:span text:style-name="T1">רצון עמוק לקשר ואני בוחר להתמודד עם הפחדים שלי</text:span><text:span text:style-name="T2">, </text:span><text:span text:style-name="T1">עם הצורך שלי בשליטה</text:span><text:span text:style-name="T2">, </text:span><text:span text:style-name="T1">כדי לחוות את האור שיש בצד השני ולעשות תהליך מושכל כזה</text:span><text:span text:style-name="T2">. </text:span><text:span text:style-name="T1">אפשר לפתוח את זה גם לדיאלוג עם הבן זוג ולראות איפה הוא עומד</text:span><text:span text:style-name="T2">, </text:span><text:span text:style-name="T1">כמה הוא באמת כמה הוא באמת הוא בתוך הקשר הזה</text:span><text:span text:style-name="T2">. </text:span><text:span text:style-name="T1">והחלק השני שהתפתח פה היום בתוך השיחה הזאתי קשור לפעולה הזאת של ריצוי שעונקת מפחד שבסוף מממשת את הקטסטרופה ואת הטרגדיה שלה ואת זה להתחיל למגר להתחיל לייצר אותנטיות יותר גדולה בתוך הקשר ולהתמודד עם הפחדים העמוקים שבאים יחד עם הדבר הזה ואת זה אפשר לעשות או לבד כי אמרנו בעבר שלא תמיד צריך שניים לת אבל אם במ קרה יש שני בני זוגי ששומעים את הפודקאסט הזה או נחספים לחומרים כאלה גם יכול להיות תהליך הדין שבו כל אחד שם איפה הוא נמצא על הסרגל של צורך וקשר רצון בקשר וצורך בשליטה ומה היה עוזר לו להיות יותר בקשר ופחות בתהליך של השליטה ולעשות בייבי סטפס בתוך הדבר הזה אני חושב שזה עולם מאוד מאוד מאוד רחב אבל הסרגל הזה אפשר לבדוק אותו בכל מה הורכת יחסים מדהים אני בני רוחים מדמיינת שני בני זוג כל אחד נוסע ברכב שלו מקשיב לפרק הזה בפודקאסט נפגשים בערב בבית מתחילים לדון על זה מאהבה לא מפחד לא</text:span></text:p>
      <text:p text:style-name="P2"><text:soft-page-break/>זה מזוודות כל אחד שם בבגש</text:p>
      <text:p text:style-name="P1"><text:span text:style-name="T1">לגמרי מאהבה אה תודה רבה אבוריזה היה מרתק א אני רוצה לספר למאזינים שבעצם רוצים להעמיק א בנושא הזה ולעשות עבודה פנימית אפשר להצטרף לסדנאות שלנו פה בבת חפר אני אישית עברתי את הסדנה יחד עם בן זוגי ואני חושב שאנחנו המון מדברים על הסרגל הזה ועל התנועה שלנו בו ואתם מוזמנים</text:span><text:span text:style-name="T2">. </text:span><text:span text:style-name="T1">תודה רבה</text:span><text:span text:style-name="T2">. </text:span><text:span text:style-name="T1">זה היה מאוד מרוב</text:span><text:span text:style-name="T2">.</text:span></text:p>
      <text:p text:style-name="P1"><text:span text:style-name="T1">תודה לך שמ בפרק הבא</text:span><text:span text:style-name="T2">. </text:span><text:span text:style-name="T1">תראות</text:span><text:span text:style-name="T2">.</text:span></text:p>
      <text:p text:style-name="P1"><text:span text:style-name="T1">סליחה זה לא מה שהזמנתי</text:span><text:span text:style-name="T2">.</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style:font-face style:name="rem" svg:font-family="rem, 'Google Sans Text', 'Google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6:47:36.812845800</dc:date>
    <meta:editing-duration>PT10M1S</meta:editing-duration>
    <meta:editing-cycles>14</meta:editing-cycles>
    <meta:generator>LibreOffice/25.8.2.2$Windows_X86_64 LibreOffice_project/d401f2107ccab8f924a8e2df40f573aab7605b6f</meta:generator>
    <meta:document-statistic meta:table-count="0" meta:image-count="0" meta:object-count="0" meta:page-count="7" meta:paragraph-count="62" meta:word-count="3952" meta:character-count="19729" meta:non-whitespace-character-count="15839"/>
  </office:meta>
</office:document-meta>
</file>